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51cm" draw:shadow-offset-y="0.051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min-height="0.417cm" fo:min-width="1.275cm" fo:padding-top="0.135cm" fo:padding-bottom="0.135cm" fo:padding-left="0.26cm" fo:padding-right="0.26cm" draw:shadow="visible" draw:shadow-offset-x="0.04cm" draw:shadow-offset-y="0.04cm"/>
    </style:style>
    <style:style style:name="gr3" style:family="graphic" style:parent-style-name="objectwithoutfill">
      <style:graphic-properties draw:marker-start="" draw:marker-start-width="0.152cm" draw:marker-end-width="0.152cm" draw:fill="none" draw:textarea-horizontal-align="center" draw:textarea-vertical-align="middle" draw:shadow="hidden"/>
    </style:style>
    <style:style style:name="gr4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167cm" fo:min-width="2.47cm" fo:padding-top="0.137cm" fo:padding-bottom="0.137cm" fo:padding-left="0.012cm" fo:padding-right="0.012cm"/>
    </style:style>
    <style:style style:name="gr5" style:family="graphic" style:parent-style-name="objectwithoutfill">
      <style:graphic-properties draw:marker-start="" draw:marker-start-width="0.152cm" draw:marker-end="Arrow" draw:marker-end-width="0.152cm" draw:fill="none" draw:textarea-horizontal-align="center" draw:textarea-vertical-align="middle" draw:shadow="hidden"/>
    </style:style>
    <style:style style:name="gr6" style:family="graphic" style:parent-style-name="standard">
      <style:graphic-properties svg:stroke-width="0.025cm" draw:marker-start-width="0.337cm" draw:marker-end-width="0.337cm" draw:fill-color="#ffffff" draw:textarea-horizontal-align="justify" draw:textarea-vertical-align="middle" draw:auto-grow-height="false" fo:min-height="0.268cm" fo:min-width="2.458cm" fo:padding-top="0.137cm" fo:padding-bottom="0.137cm" fo:padding-left="0.012cm" fo:padding-right="0.012cm"/>
    </style:style>
    <style:style style:name="gr7" style:family="graphic" style:parent-style-name="objectwithoutfill">
      <style:graphic-properties draw:stroke="dash" draw:stroke-dash="Dashed_20__28_var_29_" draw:marker-start="" draw:marker-end="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3.11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size-complex="8pt"/>
    </style:style>
    <style:style style:name="P3" style:family="paragraph">
      <loext:graphic-properties draw:fill="none"/>
      <style:paragraph-properties fo:text-align="center"/>
      <style:text-properties fo:font-size="7pt" fo:font-weight="bold"/>
    </style:style>
    <style:style style:name="P4" style:family="paragraph">
      <loext:graphic-properties draw:fill-color="#ffffff"/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ourier1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000000" fo:font-size="8pt" fo:font-weight="bold" style:font-size-asian="8pt" style:font-size-complex="8pt"/>
    </style:style>
    <style:style style:name="T2" style:family="text">
      <style:text-properties fo:color="#000000" fo:font-size="7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color="#000000" style:text-position="-33% 58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color="#000000" style:text-position="0% 100%" fo:font-size="7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color="#000000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7" style:family="text">
      <style:text-properties fo:color="#000000" fo:font-size="7pt" fo:font-style="italic" fo:font-weight="bold" style:font-size-asian="7pt" style:font-style-asian="italic" style:font-size-complex="7pt" style:font-style-complex="italic"/>
    </style:style>
    <style:style style:name="T8" style:family="text">
      <style:text-properties fo:color="#000000" style:text-position="-33% 58%" fo:font-size="7pt" fo:font-style="italic" fo:font-weight="bold" style:font-size-asian="7pt" style:font-style-asian="italic" style:font-size-complex="7pt" style:font-style-complex="italic"/>
    </style:style>
    <style:style style:name="T9" style:family="text">
      <style:text-properties style:font-name="Courier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95cm" svg:height="0.687cm" svg:x="0.13cm" svg:y="0.065cm">
          <text:p text:style-name="P1"><text:span text:style-name="T1">TLS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0.687cm" svg:x="5.198cm" svg:y="0.075cm">
          <text:p text:style-name="P1"><text:span text:style-name="T1">TLS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35cm" svg:y1="1.242cm" svg:x2="4.605cm" svg:y2="1.242cm">
          <text:p/>
        </draw:line>
        <draw:custom-shape draw:style-name="gr4" draw:text-style-name="P4" draw:layer="layout" svg:width="2.54cm" svg:height="0.487cm" svg:x="0.821cm" svg:y="1.012cm">
          <text:p text:style-name="P1"><text:span text:style-name="T2">ClientHello: </text:span><text:span text:style-name="T3">r</text:span><text:span text:style-name="T4">c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0.487cm" svg:x="3.822cm" svg:y="1.612cm">
          <text:p text:style-name="P1"><text:span text:style-name="T2">ServerHello: </text:span><text:span text:style-name="T3">r</text:span><text:span text:style-name="T4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0.487cm" svg:x="3.83cm" svg:y="2.138cm">
          <text:p text:style-name="P1"><text:span text:style-name="T2">Certificate: </text:span><text:span text:style-name="T5">pk</text:span><text:span text:style-name="T4">e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cm" svg:height="0.487cm" svg:x="3.838cm" svg:y="2.66cm">
          <text:p text:style-name="P1"><text:span text:style-name="T6">ServerHello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847cm" svg:y1="2.899cm" svg:x2="2.577cm" svg:y2="2.899cm">
          <text:p/>
        </draw:line>
        <draw:custom-shape draw:style-name="gr6" draw:text-style-name="P5" draw:layer="layout" svg:width="2.54cm" svg:height="0.6cm" svg:x="0.815cm" svg:y="3.212cm">
          <text:p text:style-name="P1"><text:span text:style-name="T6">ClientKeyExchange:</text:span></text:p>
          <text:p text:style-name="P1"><text:span text:style-name="T7">enc</text:span><text:span text:style-name="T8">pk</text:span><text:span text:style-name="T7">(p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0.487cm" svg:x="0.815cm" svg:y="4.473cm">
          <text:p text:style-name="P1"><text:span text:style-name="T2">ChangeCipher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323cm" svg:y1="5.251cm" svg:x2="4.593cm" svg:y2="5.251cm">
          <text:p/>
        </draw:line>
        <draw:custom-shape draw:style-name="gr4" draw:text-style-name="P4" draw:layer="layout" svg:width="2.54cm" svg:height="0.487cm" svg:x="0.809cm" svg:y="5.008cm">
          <text:p text:style-name="P1"><text:span text:style-name="T2">(Client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0.487cm" svg:x="3.83cm" svg:y="5.512cm">
          <text:p text:style-name="P1"><text:span text:style-name="T2">ChangeCipher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0.487cm" svg:x="3.838cm" svg:y="6.038cm">
          <text:p text:style-name="P1"><text:span text:style-name="T2">(Server-)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847cm" svg:y1="6.29cm" svg:x2="2.577cm" svg:y2="6.29cm">
          <text:p/>
        </draw:line>
        <draw:line draw:style-name="gr7" draw:text-style-name="P6" draw:layer="layout" svg:x1="0.25cm" svg:y1="4.181cm" svg:x2="1.52cm" svg:y2="4.181cm">
          <text:p/>
        </draw:line>
        <draw:frame draw:style-name="gr8" draw:text-style-name="P7" draw:layer="layout" svg:width="3.114cm" svg:height="0.285cm" svg:x="2.042cm" svg:y="4.047cm">
          <draw:text-box>
            <text:p><text:span text:style-name="T9">PremasterSecret = pms</text:span></text:p>
          </draw:text-box>
        </draw:frame>
        <draw:line draw:style-name="gr7" draw:text-style-name="P6" draw:layer="layout" svg:x1="5.55cm" svg:y1="4.181cm" svg:x2="6.82cm" svg:y2="4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3cm" draw:marker-start-center="false" draw:marker-end="Arrow" draw:marker-end-width="0.3cm" draw:marker-end-center="false" draw:fill="solid" draw:fill-color="#3465a4" draw:fill-image-width="0cm" draw:fill-image-height="0cm" fo:padding-top="0cm" fo:padding-bottom="0cm" fo:padding-left="0cm" fo:padding-right="0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25cm" draw:marker-start-width="0.203cm" draw:marker-start-center="false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inzel</meta:initial-creator>
    <meta:creation-date>2011-06-13T20:19:36</meta:creation-date>
    <dc:date>2016-01-20T18:15:07.224675148</dc:date>
    <meta:editing-duration>PT1H43M19S</meta:editing-duration>
    <meta:editing-cycles>32</meta:editing-cycles>
    <meta:generator>LibreOffice/5.0.2.2$Linux_X86_64 LibreOffice_project/00m0$Build-2</meta:generator>
    <dc:creator>juraj </dc:creator>
    <meta:document-statistic meta:object-count="18"/>
  </office:meta>
</office:document-meta>
</file>